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a0026" officeooo:paragraph-rsid="00175d9a"/>
    </style:style>
    <style:style style:name="P2" style:family="paragraph" style:parent-style-name="Standard">
      <style:text-properties officeooo:rsid="001a0026" officeooo:paragraph-rsid="00175d9a"/>
    </style:style>
    <style:style style:name="P3" style:family="paragraph" style:parent-style-name="Standard" style:list-style-name="L1">
      <style:text-properties officeooo:rsid="000dd610" officeooo:paragraph-rsid="00175d9a"/>
    </style:style>
    <style:style style:name="P4" style:family="paragraph" style:parent-style-name="Standard" style:list-style-name="L1">
      <style:text-properties officeooo:rsid="0061de98" officeooo:paragraph-rsid="00175d9a"/>
    </style:style>
    <style:style style:name="P5" style:family="paragraph" style:parent-style-name="Standard" style:list-style-name="L1">
      <style:text-properties officeooo:rsid="005e9a94" officeooo:paragraph-rsid="00175d9a"/>
    </style:style>
    <style:style style:name="P6" style:family="paragraph" style:parent-style-name="Standard" style:list-style-name="L1">
      <style:text-properties officeooo:rsid="005bd04a" officeooo:paragraph-rsid="00175d9a"/>
    </style:style>
    <style:style style:name="P7" style:family="paragraph" style:parent-style-name="Standard" style:list-style-name="L1">
      <style:text-properties officeooo:rsid="00598934" officeooo:paragraph-rsid="00175d9a"/>
    </style:style>
    <style:style style:name="P8" style:family="paragraph" style:parent-style-name="Standard" style:list-style-name="L1">
      <style:text-properties officeooo:rsid="000f0693" officeooo:paragraph-rsid="00175d9a"/>
    </style:style>
    <style:style style:name="P9" style:family="paragraph" style:parent-style-name="Standard" style:list-style-name="L1">
      <style:text-properties officeooo:rsid="000fc1a3" officeooo:paragraph-rsid="00175d9a"/>
    </style:style>
    <style:style style:name="P10" style:family="paragraph" style:parent-style-name="Standard" style:list-style-name="L1">
      <style:text-properties officeooo:rsid="00103808" officeooo:paragraph-rsid="00175d9a"/>
    </style:style>
    <style:style style:name="P11" style:family="paragraph" style:parent-style-name="Standard" style:list-style-name="L1">
      <style:text-properties officeooo:rsid="0010ac6f" officeooo:paragraph-rsid="00175d9a"/>
    </style:style>
    <style:style style:name="P12" style:family="paragraph" style:parent-style-name="Standard" style:list-style-name="L1">
      <style:text-properties officeooo:rsid="0011f728" officeooo:paragraph-rsid="00175d9a"/>
    </style:style>
    <style:style style:name="P13" style:family="paragraph" style:parent-style-name="Standard" style:list-style-name="L1">
      <style:text-properties officeooo:rsid="00120898" officeooo:paragraph-rsid="00175d9a"/>
    </style:style>
    <style:style style:name="P14" style:family="paragraph" style:parent-style-name="Standard" style:list-style-name="L1">
      <style:text-properties officeooo:rsid="001311af" officeooo:paragraph-rsid="00175d9a"/>
    </style:style>
    <style:style style:name="P15" style:family="paragraph" style:parent-style-name="Standard" style:list-style-name="L1">
      <style:text-properties officeooo:rsid="00145ed6" officeooo:paragraph-rsid="00175d9a"/>
    </style:style>
    <style:style style:name="P16" style:family="paragraph" style:parent-style-name="Standard" style:list-style-name="L1">
      <style:text-properties officeooo:rsid="00153efb" officeooo:paragraph-rsid="00175d9a"/>
    </style:style>
    <style:style style:name="P17" style:family="paragraph" style:parent-style-name="Standard" style:list-style-name="L1">
      <style:text-properties officeooo:rsid="0018df99" officeooo:paragraph-rsid="00175d9a"/>
    </style:style>
    <style:style style:name="P18" style:family="paragraph" style:parent-style-name="Standard" style:list-style-name="L1">
      <style:text-properties officeooo:rsid="00197002" officeooo:paragraph-rsid="00175d9a"/>
    </style:style>
    <style:style style:name="P19" style:family="paragraph" style:parent-style-name="Standard" style:list-style-name="L1">
      <style:text-properties officeooo:rsid="0019b82e" officeooo:paragraph-rsid="00175d9a"/>
    </style:style>
    <style:style style:name="P20" style:family="paragraph" style:parent-style-name="Standard" style:list-style-name="L1">
      <style:text-properties officeooo:rsid="001b760d" officeooo:paragraph-rsid="00175d9a"/>
    </style:style>
    <style:style style:name="P21" style:family="paragraph" style:parent-style-name="Standard" style:list-style-name="L1">
      <style:text-properties officeooo:rsid="001ceeb0" officeooo:paragraph-rsid="00175d9a"/>
    </style:style>
    <style:style style:name="P22" style:family="paragraph" style:parent-style-name="Standard" style:list-style-name="L1">
      <style:text-properties officeooo:rsid="001f754d" officeooo:paragraph-rsid="00175d9a"/>
    </style:style>
    <style:style style:name="P23" style:family="paragraph" style:parent-style-name="Standard" style:list-style-name="L1">
      <style:text-properties officeooo:rsid="002040fe" officeooo:paragraph-rsid="00175d9a"/>
    </style:style>
    <style:style style:name="P24" style:family="paragraph" style:parent-style-name="Standard" style:list-style-name="L1">
      <style:text-properties officeooo:rsid="0020714c" officeooo:paragraph-rsid="00175d9a"/>
    </style:style>
    <style:style style:name="P25" style:family="paragraph" style:parent-style-name="Standard" style:list-style-name="L1">
      <style:text-properties officeooo:rsid="0021e40b" officeooo:paragraph-rsid="00175d9a"/>
    </style:style>
    <style:style style:name="P26" style:family="paragraph" style:parent-style-name="Standard" style:list-style-name="L1">
      <style:text-properties officeooo:rsid="00233816" officeooo:paragraph-rsid="00175d9a"/>
    </style:style>
    <style:style style:name="P27" style:family="paragraph" style:parent-style-name="Standard" style:list-style-name="L1">
      <style:text-properties officeooo:rsid="0024bef3" officeooo:paragraph-rsid="00175d9a"/>
    </style:style>
    <style:style style:name="P28" style:family="paragraph" style:parent-style-name="Standard" style:list-style-name="L1">
      <style:text-properties officeooo:rsid="002598f4" officeooo:paragraph-rsid="00175d9a"/>
    </style:style>
    <style:style style:name="P29" style:family="paragraph" style:parent-style-name="Standard" style:list-style-name="L1">
      <style:text-properties officeooo:rsid="002751f0" officeooo:paragraph-rsid="00175d9a"/>
    </style:style>
    <style:style style:name="P30" style:family="paragraph" style:parent-style-name="Standard" style:list-style-name="L1">
      <style:text-properties officeooo:rsid="0028c689" officeooo:paragraph-rsid="00175d9a"/>
    </style:style>
    <style:style style:name="P31" style:family="paragraph" style:parent-style-name="Standard" style:list-style-name="L1">
      <style:text-properties officeooo:rsid="002afeb2" officeooo:paragraph-rsid="00175d9a"/>
    </style:style>
    <style:style style:name="P32" style:family="paragraph" style:parent-style-name="Standard" style:list-style-name="L1">
      <style:text-properties officeooo:rsid="002e6732" officeooo:paragraph-rsid="00175d9a"/>
    </style:style>
    <style:style style:name="P33" style:family="paragraph" style:parent-style-name="Standard" style:list-style-name="L1">
      <style:text-properties officeooo:rsid="0031b02c" officeooo:paragraph-rsid="00175d9a"/>
    </style:style>
    <style:style style:name="P34" style:family="paragraph" style:parent-style-name="Standard" style:list-style-name="L1">
      <style:text-properties officeooo:rsid="00336045" officeooo:paragraph-rsid="00175d9a"/>
    </style:style>
    <style:style style:name="P35" style:family="paragraph" style:parent-style-name="Standard" style:list-style-name="L1">
      <style:text-properties officeooo:rsid="003fd71e" officeooo:paragraph-rsid="00175d9a"/>
    </style:style>
    <style:style style:name="P36" style:family="paragraph" style:parent-style-name="Standard" style:list-style-name="L1">
      <style:text-properties officeooo:rsid="0041f2d9" officeooo:paragraph-rsid="00175d9a"/>
    </style:style>
    <style:style style:name="P37" style:family="paragraph" style:parent-style-name="Standard" style:list-style-name="L1">
      <style:text-properties officeooo:rsid="00513f84" officeooo:paragraph-rsid="00175d9a"/>
    </style:style>
    <style:style style:name="T1" style:family="text">
      <style:text-properties officeooo:rsid="000f9fed"/>
    </style:style>
    <style:style style:name="T2" style:family="text">
      <style:text-properties officeooo:rsid="0031b02c"/>
    </style:style>
    <style:style style:name="T3" style:family="text">
      <style:text-properties officeooo:rsid="0021b605"/>
    </style:style>
    <style:style style:name="T4" style:family="text">
      <style:text-properties officeooo:rsid="003492d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930137247164989350" text:style-name="L1">
        <text:list-item>
          <text:p text:style-name="P3">parc sur commentaire?</text:p>
        </text:list-item>
        <text:list-item>
          <text:p text:style-name="P4">Fort : sterk </text:p>
        </text:list-item>
        <text:list-item>
          <text:p text:style-name="P5">Gazoduc : rørledning</text:p>
        </text:list-item>
        <text:list-item>
          <text:p text:style-name="P6">Avant : før</text:p>
        </text:list-item>
        <text:list-item>
          <text:p text:style-name="P7">Virage : sving</text:p>
        </text:list-item>
        <text:list-item>
          <text:p text:style-name="P8">Morceau: </text:p>
        </text:list-item>
        <text:list-item>
          <text:p text:style-name="P8">«<text:span text:style-name="T1">J’ai travail depuis 20 ans»</text:span></text:p>
        </text:list-item>
        <text:list-item>
          <text:p text:style-name="P9">esperegot (?) </text:p>
        </text:list-item>
        <text:list-item>
          <text:p text:style-name="P10">metier: yrke </text:p>
        </text:list-item>
        <text:list-item>
          <text:p text:style-name="P11">donc: derfor</text:p>
        </text:list-item>
        <text:list-item>
          <text:p text:style-name="P12">bave: slim ???</text:p>
        </text:list-item>
        <text:list-item>
          <text:p text:style-name="P13">société : selskap </text:p>
        </text:list-item>
        <text:list-item>
          <text:p text:style-name="P14">duc: duke </text:p>
        </text:list-item>
        <text:list-item>
          <text:p text:style-name="P15">jeu : spill </text:p>
        </text:list-item>
        <text:list-item>
          <text:p text:style-name="P16">besoin : trenge ?</text:p>
        </text:list-item>
        <text:list-item>
          <text:p text:style-name="P17">Selon : I henold til</text:p>
        </text:list-item>
        <text:list-item>
          <text:p text:style-name="P18">D’accord: ok </text:p>
          <text:list>
            <text:list-item>
              <text:p text:style-name="P19">pas accord =&gt; Ikke enig</text:p>
            </text:list-item>
          </text:list>
        </text:list-item>
        <text:list-item>
          <text:p text:style-name="P1">tout a fait d’accord =&gt; Helt enig</text:p>
        </text:list-item>
        <text:list-item>
          <text:p text:style-name="P20">perdu :tapt</text:p>
        </text:list-item>
        <text:list-item>
          <text:p text:style-name="P21">sans avis =&gt; Uten mening / Uten varsel * </text:p>
        </text:list-item>
        <text:list-item>
          <text:p text:style-name="P22">prise : ta <text:span text:style-name="T2">(prendre) </text:span></text:p>
        </text:list-item>
        <text:list-item>
          <text:p text:style-name="P22">Gestion : administrasjon</text:p>
        </text:list-item>
        <text:list-item>
          <text:p text:style-name="P23">compte: konto </text:p>
        </text:list-item>
        <text:list-item>
          <text:p text:style-name="P23">prise en compte =&gt; Ta i betraktning</text:p>
        </text:list-item>
        <text:list-item>
          <text:p text:style-name="P24">enjeu<text:span text:style-name="T3">x</text:span> : spørsmå</text:p>
        </text:list-item>
        <text:list-item>
          <text:p text:style-name="P25">notions : konsepter</text:p>
        </text:list-item>
        <text:list-item>
          <text:p text:style-name="P26">dans le gestion de project =&gt; prosjektledelse</text:p>
        </text:list-item>
        <text:list-item>
          <text:p text:style-name="P27">savoir : vite/vet </text:p>
        </text:list-item>
        <text:list-item>
          <text:p text:style-name="P28">savoir faire =&gt; vite hvordan </text:p>
        </text:list-item>
        <text:list-item>
          <text:p text:style-name="P29">chaque : hver</text:p>
        </text:list-item>
        <text:list-item>
          <text:p text:style-name="P30">fil rouge =&gt; Rød tråd</text:p>
        </text:list-item>
        <text:list-item>
          <text:p text:style-name="P30">fil : ledning * </text:p>
        </text:list-item>
        <text:list-item>
          <text:p text:style-name="P31">matinée: Morgen </text:p>
        </text:list-item>
        <text:list-item>
          <text:p text:style-name="P32">encore : igjen </text:p>
        </text:list-item>
        <text:list-item>
          <text:p text:style-name="P33">signification : betydninger</text:p>
        </text:list-item>
        <text:list-item>
          <text:p text:style-name="P34">Dommages: <text:span text:style-name="T4">skader</text:span> </text:p>
        </text:list-item>
        <text:list-item>
          <text:p text:style-name="P35">a apris : har lært </text:p>
        </text:list-item>
        <text:list-item>
          <text:p text:style-name="P36">quotidienne : Daglig </text:p>
        </text:list-item>
        <text:list-item>
          <text:p text:style-name="P36">la vie quotidienne: hverdagen</text:p>
        </text:list-item>
        <text:list-item>
          <text:p text:style-name="P37">aigüe <text:s/>: akutt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14:31.715313189</meta:creation-date>
    <meta:generator>LibreOffice/5.1.6.2$Linux_X86_64 LibreOffice_project/10m0$Build-2</meta:generator>
    <dc:date>2019-02-25T18:15:17.061253881</dc:date>
    <meta:editing-duration>PT45S</meta:editing-duration>
    <meta:editing-cycles>1</meta:editing-cycles>
    <meta:document-statistic meta:table-count="0" meta:image-count="0" meta:object-count="0" meta:page-count="1" meta:paragraph-count="41" meta:word-count="187" meta:character-count="837" meta:non-whitespace-character-count="712"/>
  </office:meta>
</office:document-meta>
</file>